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/>
      <style:text-properties fo:color="#0000FF" style:text-underline-style="solid" style:text-underline-type="single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5.66208333333333cm"/>
    </style:style>
    <style:style style:name="co3" style:family="table-column">
      <style:table-column-properties fo:break-before="auto" style:column-width="11.562291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3">
            <text:p>Anzahl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Link</text:p>
          </table:table-cell>
          <table:table-cell table:number-columns-repeated="16381" table:style-name="ce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Halbbrücken BTN8982TAAUMA1</text:p>
          </table:table-cell>
          <table:table-cell office:value-type="string" table:style-name="ce2">
            <text:p><text:a xlink:href="https://tinyurl.com/yylt442k">https://tinyurl.com/yylt442k</text:a>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6,49kO Widerstand</text:p>
          </table:table-cell>
          <table:table-cell office:value-type="string" table:style-name="ce1">
            <text:p>https://tinyurl.com/y28lobzt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3,6kO Widerstand</text:p>
          </table:table-cell>
          <table:table-cell office:value-type="string" table:style-name="ce1">
            <text:p>https://tinyurl.com/y5tnb535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10kO Widerstand</text:p>
          </table:table-cell>
          <table:table-cell office:value-type="string" table:style-name="ce1">
            <text:p>https://tinyurl.com/y5pmg4ds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4,7uF Kondensator</text:p>
          </table:table-cell>
          <table:table-cell office:value-type="string" table:style-name="ce1">
            <text:p>https://tinyurl.com/y4kezger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220nF Kondensator</text:p>
          </table:table-cell>
          <table:table-cell office:value-type="string" table:style-name="ce1">
            <text:p>https://tinyurl.com/y2kla3h8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100nF Kondensator</text:p>
          </table:table-cell>
          <table:table-cell office:value-type="string" table:style-name="ce2">
            <text:p><text:a xlink:href="https://de.farnell.com/avx/12061c104kat2a/kondensator-0-1-f-100v-10-x7r/dp/1327703?st=0,1%20uF%201206%20smd">https://de.farnell.com/avx/12061c104kat2a/kondensator-0-1-f-100v-10-x7r/dp/1327703?st=0,1%20uF%201206%20smd</text:a>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1uF Kondensator</text:p>
          </table:table-cell>
          <table:table-cell office:value-type="string" table:style-name="ce1">
            <text:p>https://tinyurl.com/yy8uoj4r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2,2uF Kondensator</text:p>
          </table:table-cell>
          <table:table-cell office:value-type="string" table:style-name="ce2">
            <text:p><text:a xlink:href="https://tinyurl.com/y4qseagf">https://tinyurl.com/y4qseagf</text:a>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4,7uF Kondensator</text:p>
          </table:table-cell>
          <table:table-cell office:value-type="string" table:style-name="ce1">
            <text:p>https://tinyurl.com/y4kezger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18pF Kondensator</text:p>
          </table:table-cell>
          <table:table-cell office:value-type="string" table:style-name="ce1">
            <text:p>https://de.farnell.com/avx/08055a180jat2a/kondensator-18pf-50v-5-c0g-np0/dp/2280674?st=18pF%200805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Klemmblock</text:p>
          </table:table-cell>
          <table:table-cell office:value-type="string" table:style-name="ce1">
            <text:p>https://de.farnell.com/phoenix-contact/1711725/klemmblock-print-schraub-2pol/dp/3041165?st=terminal%20block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  <table:table table:name="Tabelle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Johanna Vetter</meta:initial-creator>
    <dc:creator>Johanna Vetter</dc:creator>
    <meta:creation-date>2019-03-25T09:11:50Z</meta:creation-date>
    <dc:date>2019-03-25T09:44:54Z</dc:date>
    <meta:editing-duration>PT0S</meta:editing-duration>
  </office:meta>
</office:document-meta>
</file>